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A0000012CC53A68E33A48DBA7.png" manifest:media-type="image/png"/>
  <manifest:file-entry manifest:full-path="Pictures/10000000000002C40000012C27FDF0EDF84133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628cm" svg:height="7.469cm" svg:x="1.2cm" svg:y="1.4cm">
          <draw:image xlink:href="Pictures/10000000000002C40000012C27FDF0EDF84133C8.png" xlink:type="simple" xlink:show="embed" xlink:actuate="onLoad">
            <text:p/>
          </draw:image>
        </draw:frame>
        <draw:frame draw:style-name="gr1" draw:text-style-name="P1" draw:layer="layout" svg:width="12.2cm" svg:height="7.469cm" svg:x="1.2cm" svg:y="9.1cm">
          <draw:image xlink:href="Pictures/10000000000001EA0000012CC53A68E33A48DBA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Bispo</meta:initial-creator>
    <meta:creation-date>2018-07-22T16:34:17.549518755</meta:creation-date>
    <dc:date>2018-07-22T16:35:35.617705745</dc:date>
    <dc:creator>Jonathan Bispo</dc:creator>
    <meta:editing-duration>PT1M18S</meta:editing-duration>
    <meta:editing-cycles>1</meta:editing-cycles>
    <meta:document-statistic meta:object-count="2"/>
    <meta:generator>LibreOffice/6.0.5.2$Linux_X86_64 LibreOffice_project/00m0$Build-2</meta:generator>
  </office:meta>
</office:document-meta>
</file>